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style:style>
    <style:style style:name="P5" style:family="paragraph" style:parent-style-name="Text_20_body" style:list-style-name="L1">
      <style:paragraph-properties fo:margin-top="0in" fo:margin-bottom="0in"/>
    </style:style>
    <style:style style:name="P6" style:family="paragraph" style:parent-style-name="Text_20_body" style:list-style-name="L1">
      <style:paragraph-properties fo:margin-top="0in" fo:margin-bottom="0in"/>
    </style:style>
    <style:style style:name="P7" style:family="paragraph" style:parent-style-name="Text_20_body" style:list-style-name="L1">
      <style:paragraph-properties fo:margin-top="0in" fo:margin-bottom="0in"/>
    </style:style>
    <style:style style:name="P8" style:family="paragraph" style:parent-style-name="Text_20_body" style:list-style-name="L1">
      <style:paragraph-properties fo:margin-top="0in" fo:margin-bottom="0in"/>
    </style:style>
    <style:style style:name="P9" style:family="paragraph" style:parent-style-name="Text_20_body" style:list-style-name="L1">
      <style:paragraph-properties fo:margin-top="0in" fo:margin-bottom="0in"/>
    </style:style>
    <style:style style:name="P10" style:family="paragraph" style:parent-style-name="Text_20_body" style:list-style-name="L1">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1">
      <style:paragraph-properties fo:margin-top="0in" fo:margin-bottom="0in"/>
    </style:style>
    <style:style style:name="P13" style:family="paragraph" style:parent-style-name="Text_20_body" style:list-style-name="L1">
      <style:paragraph-properties fo:margin-top="0in" fo:margin-bottom="0in"/>
    </style:style>
    <style:style style:name="P14" style:family="paragraph" style:parent-style-name="Text_20_body" style:list-style-name="L1">
      <style:paragraph-properties fo:margin-top="0in" fo:margin-bottom="0in"/>
    </style:style>
    <style:style style:name="P15" style:family="paragraph" style:parent-style-name="Text_20_body" style:list-style-name="L1">
      <style:paragraph-properties fo:margin-top="0in" fo:margin-bottom="0in"/>
    </style:style>
    <style:style style:name="P16" style:family="paragraph" style:parent-style-name="Text_20_body" style:list-style-name="L2">
      <style:paragraph-properties fo:margin-top="0in" fo:margin-bottom="0in"/>
    </style:style>
    <style:style style:name="P17" style:family="paragraph" style:parent-style-name="Text_20_body" style:list-style-name="L2">
      <style:paragraph-properties fo:margin-top="0in" fo:margin-bottom="0in"/>
    </style:style>
    <style:style style:name="P18"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r leadership meeting will be held this coming Thursday at 7:00PM.  We'll have reports from the leaders in attendance as well as discussing the following activities:</text:p>
      <text:list text:style-name="L1">
        <text:list-item>
          <text:p text:style-name="P4">The bike hike</text:p>
        </text:list-item>
        <text:list-item>
          <text:p text:style-name="P4">Planning the next pack meeting</text:p>
        </text:list-item>
        <text:list-item>
          <text:p text:style-name="P4">Purchasing Pack Items</text:p>
          <text:list>
            <text:list-item>
              <text:p text:style-name="P4">Grills and associated equipment</text:p>
            </text:list-item>
            <text:list-item>
              <text:p text:style-name="P4">Tubs for dishwashing, "Ditty Bags" for hanging up drying dishes, etc.</text:p>
            </text:list-item>
            <text:list-item>
              <text:p text:style-name="P4"/>
            </text:list-item>
          </text:list>
        </text:list-item>
        <text:list-item>
          <text:p text:style-name="P4">the Spring campout</text:p>
          <text:list>
            <text:list-item>
              <text:p text:style-name="P4">Planning the entire campout using BSA/National Pike/BALOO guidelines</text:p>
            </text:list-item>
            <text:list-item>
              <text:p text:style-name="P4">Getting medical forms for all participants, including adults</text:p>
            </text:list-item>
            <text:list-item>
              <text:p text:style-name="P4">Getting contact information for all parents not in attendance</text:p>
            </text:list-item>
          </text:list>
        </text:list-item>
        <text:list-item>
          <text:p text:style-name="P4">Where we stand with Cub Scout Day Camp.  </text:p>
          <text:list>
            <text:list-item>
              <text:p text:style-name="P4">issues with the process,</text:p>
            </text:list-item>
            <text:list-item>
              <text:p text:style-name="P4">lessons learned</text:p>
            </text:list-item>
            <text:list-item>
              <text:p text:style-name="P2">how can we do it better</text:p>
            </text:list-item>
          </text:list>
        </text:list-item>
      </text:list>
      <text:p text:style-name="Text_20_body">As far as the campout goes... we HAVE to put together a realistic plan and put it out to the pack prior to everyone signing up, including a list of rules that MUST be followed.  This prevents issues from arising at the event.  As was drilled into our heads over and over... the goal is to have NO SURPRISES during the campout!  Safety is the paramount issue and that involves a LOT of planning as it covers a variety of issues.  Once we get a plan together for this event, we can then use it as a model for future campouts.  It's going to require meetings outside of our leadership committee meetings AND homework by those that take on areas of responsibility.  Victor will, of course, be the point-man on this, but will require others to contribute.  I will try to create an outline of the issues that we have to address and distribute it before the Leadership meeting.  If we all pull together, we'll all have fun and all of our bases will be covered.<text:line-break/><text:line-break/>Beth, can you please cut checks for each person that attended the BALOO training.  The cost was $10.00 per person.  The following leaders attended that training:</text:p>
      <text:list text:style-name="L2">
        <text:list-item>
          <text:p text:style-name="P16">David Hall</text:p>
        </text:list-item>
        <text:list-item>
          <text:p text:style-name="P16">Josh Moody</text:p>
        </text:list-item>
        <text:list-item>
          <text:p text:style-name="P16">Greg McCarty </text:p>
        </text:list-item>
        <text:list-item>
          <text:p text:style-name="P16">Alan Rubinstein</text:p>
        </text:list-item>
        <text:list-item>
          <text:p text:style-name="P3">Ken Ros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6T15:59:16</meta:creation-date>
    <dc:date>2008-04-16T16:01:45</dc:date>
    <meta:editing-cycles>1</meta:editing-cycles>
    <meta:editing-duration>PT2M30S</meta:editing-duration>
    <meta:user-defined meta:name="Info 1"/>
    <meta:user-defined meta:name="Info 2"/>
    <meta:user-defined meta:name="Info 3"/>
    <meta:user-defined meta:name="Info 4"/>
    <meta:document-statistic meta:table-count="0" meta:image-count="0" meta:object-count="0" meta:page-count="1" meta:paragraph-count="20" meta:word-count="315" meta:character-count="1812"/>
  </office:meta>
</office:document-meta>
</file>